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sert.notEmpty( @ Nullable Object [ ] array ,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.isNull( @ Nullable Object object ,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.hasText( @ Nullable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sert.hasText( @ Nullable String text , Supplier &lt; String &gt; messageSuppl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.doesNotContain( @ Nullable String textToSearch , String substring , Supplier &lt; String &gt; messageSuppli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sert.noNullElements( @ Nullable Object [ ] array , Supplier &lt; String &gt; messageSuppli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ssert.noNullElements( @ Nullable Collection &lt; ? &gt; collection , Supplier &lt; String &gt; messageSuppli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ssert.notEmpty( @ Nullable Collection &lt; ? &gt; collection ,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.doesNotContain( @ Nullable String textToSearch , String substring , String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sert.notEmpty( @ Nullable Collection &lt; ? &gt; collection , Supplier &lt; String &gt; messageSuppl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.doesNotContain( @ Nullable String textToSearch , String sub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sert.isNull( @ Nullable Object object , Supplier &lt; String &gt; messageSuppl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.notEmpty( @ Nullable Object [ ] array , Supplier &lt; String &gt; messageSuppl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.notEmpty( @ Nullable Map &lt; ? , ? &gt; map ,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.notEmpty( @ Nullable Collection &lt; ? &gt; 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sert.notEmpty( @ Nullable Map &lt; ? , ? &gt; map , Supplier &lt; String &gt; messageSuppl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.state( boolean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.endsWithSeparator( String ms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.isTrue( boolean expression , Supplier &lt; String &gt; messageSuppl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.hasText( @ Nullable String text ,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.instanceCheckFailed( Class &lt; ? &gt; type , @ Nullable Object obj , @ Nullable String ms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ssert.notNull( @ Nullable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.notNull( @ Nullable Object object , Supplier &lt; String &gt; messageSuppl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.nullSafeGet( @ Nullable Supplier &lt; String &gt; messageSuppl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.isInstanceOf( Class &lt; ? &gt; type , @ Nullable Object obj ,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sert.notEmpty( @ Nullable Map &lt; ? , ? &gt;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.hasLength( @ Nullable String text ,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.isNull( @ Nullable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.isTrue( boolean expression ,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.isInstanceOf( Class &lt; ? &gt; type , @ Nullable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.assignableCheckFailed( Class &lt; ? &gt; superType , @ Nullable Class &lt; ? &gt; subType , @ Nullable String ms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ssert.messageWithTypeName( String msg , @ Nullable Object typ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.isAssignable( Class &lt; ? &gt; superType , Class &lt; ? &gt; sub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.hasLength( @ Nullable String text , Supplier &lt; String &gt; messageSuppl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.notEmpty( @ Nullable Object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.noNullElements( @ Nullable Collection &lt; ? &gt; collection , String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ssert.noNullElements( @ Nullable Object [ ] array , String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ssert.isInstanceOf( Class &lt; ? &gt; type , @ Nullable Object obj , Supplier &lt; String &gt; messageSuppl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sert.state( boolean expression , Supplier &lt; String &gt; messageSuppl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.isAssignable( Class &lt; ? &gt; superType , @ Nullable Class &lt; ? &gt; subType , Supplier &lt; String &gt; messageSuppli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sert.state( boolean expression ,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.hasLength( @ Nullable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sert.isTrue( boolean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.notNull( @ Nullable Object object ,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.isAssignable( Class &lt; ? &gt; superType , @ Nullable Class &lt; ? &gt; subType , String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sert.noNullElements( @ Nullable Object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